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4C6B801256E710DB.png" manifest:media-type="image/png"/>
  <manifest:file-entry manifest:full-path="Pictures/100002010000067400000674A0D709F0926B85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3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ans Narrow" fo:font-size="5.40000009536743pt" fo:font-weight="bold" style:font-size-asian="11pt" style:font-size-complex="11pt"/>
    </style:style>
    <style:style style:name="T6" style:family="text">
      <style:text-properties style:font-name="Allura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4C6B801256E710DB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Bjorn Frostblood hails from the frozen lands of the far north. He carries a one handed battle axe forged from the great lava flows of the Black Fjord. He carries a shield made of Kraken scale. He has been in battles since he was a child, and knows no fear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Axe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8 (18)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1d6 (2d8)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14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Active Defense:</text:span><text:span text:style-name="T2"><text:line-break/></text:span><text:span text:style-name="T2">Any time Bjorn successfully saves against a Melee attack. Bjorn automatically counter attacks with his shield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1d6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588cm" svg:y="6.604cm">
            <text:p text:style-name="P18"><text:span text:style-name="T5">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5.207cm" svg:y="6.604cm">
            <text:p text:style-name="P18"><text:span text:style-name="T5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5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5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5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5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5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5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5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5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5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5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5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5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3" draw:layer="layout" svg:width="1.143cm" svg:height="0.508cm" svg:x="3.81cm" svg:y="1.397cm">
            <text:p text:style-name="P12">Shield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1.397cm">
            <text:p text:style-name="P12">1”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1.397cm">
            <text:p text:style-name="P12">9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1.397cm">
            <text:p text:style-name="P12">1d4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1.397cm">
            <text:p text:style-name="P12">1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1" draw:layer="layout" svg:width="3.187cm" svg:height="3.175cm" svg:x="0.441cm" svg:y="0.448cm">
          <draw:image xlink:href="Pictures/100002010000067400000674A0D709F0926B85C3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6">Bjorn Frostbloo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1" svg:font-family="Allura" style:font-adornments="Bold Italic" style:font-pitch="variable"/>
    <style:font-face style:name="Allura3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09T16:53:42.383000000</meta:creation-date>
    <meta:editing-duration>PT8M36S</meta:editing-duration>
    <meta:editing-cycles>3</meta:editing-cycles>
    <meta:generator>LibreOffice/6.4.2.2$Windows_X86_64 LibreOffice_project/4e471d8c02c9c90f512f7f9ead8875b57fcb1ec3</meta:generator>
    <dc:title>HeroTemplate</dc:title>
    <dc:date>2021-10-11T08:54:49.648000000</dc:date>
    <meta:document-statistic meta:object-count="53"/>
    <meta:template xlink:type="simple" xlink:actuate="onRequest" xlink:title="HeroTemplate" xlink:href="../../../../../AppData/Roaming/LibreOffice/4/user/template/HeroTemplate.otg" meta:date="2021-10-09T16:53:42.243000000"/>
  </office:meta>
</office:document-meta>
</file>